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.setTermtimeout( String term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Incompletetimeout( String incomplet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Scriptfetchhint( String scriptfetch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Speedvsaccuracy( String speedvsaccura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Bargein( String barge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Confidencelevel( String confidenc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Grammarfetchint( String grammar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Timeout( Stri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Documentfetchhint( String documentfetch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Objectfetchint( String object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Termchar( String term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Audiofetchhint( String audiofetch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Interdigittimeout( String interdigi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Sensitivity( String sensi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Completetimeout( String complet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.setInputmodes( String input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